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officeooo:rsid="001497f5" officeooo:paragraph-rsid="001497f5" style:font-size-asian="11pt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e_20_de_20_saisie"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P21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2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-asian="Times New Roman" style:font-name-complex="Arial1"/>
    </style:style>
    <style:style style:name="T7" style:family="text">
      <style:text-properties fo:color="#000000" fo:language="zxx" fo:country="none" style:language-asian="zxx" style:country-asian="none"/>
    </style:style>
    <style:style style:name="T8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9" style:family="text">
      <style:text-properties fo:text-transform="lowercase"/>
    </style:style>
    <style:style style:name="T10" style:family="text">
      <style:text-properties fo:text-transform="capitalize"/>
    </style:style>
    <style:style style:name="T11" style:family="text">
      <style:text-properties style:use-window-font-color="true"/>
    </style:style>
    <style:style style:name="T12" style:family="text">
      <style:text-properties officeooo:rsid="001422a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 : <text:span text:style-name="T8">DPAS/SIS/BADA/SUSPENSION/</text:span><text:span text:style-name="T8"><text:date style:data-style-name="N106" text:date-value="2015-04-03T15:02:37.850000029">2015</text:date></text:span></text:p>
              <text:p text:style-name="P7"><text:span text:style-name="T7"><text:s text:c="10"/>Matricule CAF : </text:span><text:span text:style-name="T7"><text:user-field-get text:name="dossier_matricule"/></text:span></text:p>
              <text:p text:style-name="P7"><text:text-input text:description="">Affaire suivie par : </text:text-input> <text:span text:style-name="T10"><text:user-field-get text:name="user_prenom">user_prenom</text:user-field-get></text:span> <text:bookmark-start text:name="Texte71"/><text:span text:style-name="T10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4-03T15:02:37.866000244">03/04/2015</text:date></text:p>
            </table:table-cell>
            <table:table-cell table:style-name="Tableau1.B3" office:value-type="string">
              <text:p text:style-name="P9"><text:user-field-get text:name="adresse_numvoie"/> <text:span text:style-name="T10"><text:user-field-get text:name="adresse_typevoie"/></text:span><text:span text:style-name="T10"> </text:span><text:span text:style-name="T9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6"><text:user-field-get text:name="adresse_codepos"/></text:span><text:span text:style-name="T6"> </text:span><text:span text:style-name="T6"><text:user-field-get text:name="adresse_nomcom"/></text:span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6">Parcours social sans réorientation</text:p>
        <text:p text:style-name="P6"/>
        <text:p text:style-name="P21">Elle se tiendra le <text:user-field-get style:data-style-name="N79" text:name="commissionep_dateseance">samedi 30 décembre 1899</text:user-field-get>, à <text:user-field-get text:name="commissionep_dateseance_time"/> à <text:span text:style-name="T5">l'adresse suivante :</text:span></text:p>
        <text:p text:style-name="P16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5"/>
        <text:p text:style-name="P18">Vous pourrez, si vous le souhaitez, être <text:span text:style-name="T11"><text:conditional-text text:condition="ooow:personne_qual ==&quot;Monsieur&quot;" text:string-value-if-true="entendu" text:string-value-if-false="entendue" text:current-value="true">entendue</text:conditional-text></text:span><text:span text:style-name="T11"> par cette </text:span>commission et vous faire accompagner par la personne de votre choix.</text:p>
        <text:p text:style-name="P15"/>
        <text:p text:style-name="P17">Je vous prie d’agréer, <text:user-field-get text:name="personne_qual"/>, l’expression de mes salutations distinguées.</text:p>
        <text:p text:style-name="P14"/>
        <text:p text:style-name="P19">Pour le Président du <text:span text:style-name="T12">C</text:span>onseil <text:span text:style-name="T12">départemental</text:span></text:p>
        <text:p text:style-name="P19">et par délégation</text:p>
        <text:p text:style-name="P19"/>
        <text:p text:style-name="P20"/>
        <text:p text:style-name="P20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02:37.554000000</dc:date>
    <dc:creator>linda baitech</dc:creator>
    <meta:editing-duration>PT5H45M50S</meta:editing-duration>
    <meta:editing-cycles>99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12" meta:character-count="714" meta:non-whitespace-character-count="599"/>
  </office:meta>
</office:document-meta>
</file>